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ato" svg:font-family="Lato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66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ff6633"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P7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1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5" style:family="paragraph" style:parent-style-name="Text_20_body">
      <style:text-properties style:font-name="Arial" fo:font-size="10pt" style:font-size-asian="10pt" style:font-size-complex="10pt"/>
    </style:style>
    <style:style style:name="P26" style:family="paragraph" style:parent-style-name="Text_20_body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color="#00ae00"/>
    </style:style>
    <style:style style:name="T5" style:family="text">
      <style:text-properties fo:color="#00ae00" fo:font-weight="bold" style:font-weight-asian="bold" style:font-weight-complex="bold"/>
    </style:style>
    <style:style style:name="T6" style:family="text">
      <style:text-properties fo:color="#00ae00" style:font-name="Courier New"/>
    </style:style>
    <style:style style:name="T7" style:family="text">
      <style:text-properties fo:color="#ff6633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ae00" style:font-name="Lato" fo:font-size="14.25pt" fo:letter-spacing="normal" fo:font-style="italic" fo:font-weight="normal"/>
    </style:style>
    <style:style style:name="T10" style:family="text">
      <style:text-properties fo:color="#ff950e"/>
    </style:style>
    <style:style style:name="T11" style:family="text">
      <style:text-properties fo:color="#ff950e" fo:font-weight="normal" style:font-weight-asian="normal" style:font-weight-complex="normal"/>
    </style:style>
    <style:style style:name="T12" style:family="text">
      <style:text-properties fo:font-weight="normal" style:font-name-asian="Courier New" style:font-weight-asian="normal" style:font-name-complex="Courier New" style:font-weight-complex="normal"/>
    </style:style>
    <style:style style:name="T13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unięcie <text:span text:style-name="T1">AppBundle</text:span></text:p>
      <text:p text:style-name="P4"/>
      <text:p text:style-name="P4">1. Po pobraniu symfony usuwamy <text:s/><text:span text:style-name="T2">AppBundle</text:span><text:span text:style-name="T3"> i zakładamy nowe:</text:span></text:p>
      <text:p text:style-name="P4"/>
      <text:p text:style-name="P25"># blog\app\config\routing.yml</text:p>
      <text:p text:style-name="P5">app:</text:p>
      <text:p text:style-name="P5"><text:s text:c="4"/>resource: "@AppBundle/Controller/"</text:p>
      <text:p text:style-name="P5"><text:s text:c="4"/>type: <text:s text:c="4"/>annotation</text:p>
      <text:p text:style-name="P4"/>
      <text:p text:style-name="P4"># blog/app/AppKernel.php – z pliku usuwamy wpis:</text:p>
      <text:p text:style-name="P4"/>
      <text:p text:style-name="P4"><text:s text:c="8"/>$bundles = array(</text:p>
      <text:p text:style-name="P4"><text:s text:c="12"/>new Symfony\Bundle\FrameworkBundle\FrameworkBundle(),</text:p>
      <text:p text:style-name="P4"><text:s text:c="12"/>new Symfony\Bundle\SecurityBundle\SecurityBundle(),</text:p>
      <text:p text:style-name="P4"><text:s text:c="12"/>new Symfony\Bundle\TwigBundle\TwigBundle(),</text:p>
      <text:p text:style-name="P4"><text:s text:c="12"/>new Symfony\Bundle\MonologBundle\MonologBundle(),</text:p>
      <text:p text:style-name="P4"><text:s text:c="12"/>new Symfony\Bundle\SwiftmailerBundle\SwiftmailerBundle(),</text:p>
      <text:p text:style-name="P4"><text:s text:c="12"/>new Doctrine\Bundle\DoctrineBundle\DoctrineBundle(),</text:p>
      <text:p text:style-name="P4"><text:s text:c="12"/>new Sensio\Bundle\FrameworkExtraBundle\SensioFrameworkExtraBundle(),</text:p>
      <text:p text:style-name="P4"><text:s text:c="11"/><text:span text:style-name="T1"><text:s/>new AppBundle\AppBundle(),</text:span></text:p>
      <text:p text:style-name="P4"><text:s text:c="8"/>);</text:p>
      <text:p text:style-name="P4"/>
      <text:p text:style-name="P4">2. Usuwany cały <text:span text:style-name="T1">AppBundle</text:span>:</text:p>
      <text:p text:style-name="P4"/>
      <text:p text:style-name="P5">blog\src\AppBundle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Tworzenie nowego <text:s/><text:span text:style-name="T5">AppBundle</text:span></text:p>
      <text:p text:style-name="P4"/>
      <text:p text:style-name="P4">1. <text:span text:style-name="T7">php app/console generate:bundle --namespace=AppBundle –format=yml</text:span></text:p>
      <text:p text:style-name="P1"/>
      <text:p text:style-name="P1"><text:span text:style-name="T9">Do you want to generate the whole directory structure [no]? </text:span><text:span text:style-name="Strong_20_Emphasis"><text:span text:style-name="T9">yes</text:span></text:span><text:span text:style-name="T4"> </text:span></text:p>
      <text:p text:style-name="P4"/>
      <text:p text:style-name="P4">2. Po uruchomieniu powyższego polecenia zostną dodane następujace wpisy:</text:p>
      <text:p text:style-name="P4"/>
      <text:p text:style-name="P4"># blog\app\config\config.yml </text:p>
      <text:p text:style-name="P4">imports:</text:p>
      <text:p text:style-name="P4"><text:s text:c="4"/>- { resource: parameters.yml }</text:p>
      <text:p text:style-name="P4"><text:s text:c="4"/>- { resource: security.yml }</text:p>
      <text:p text:style-name="P4"><text:s text:c="4"/>- { resource: services.yml }</text:p>
      <text:p text:style-name="P4"><text:s text:c="4"/><text:span text:style-name="T4">- { resource: "@AppBundle/Resources/config/services.yml" }</text:span></text:p>
      <text:p text:style-name="P4"/>
      <text:p text:style-name="P4"># blog\app\config\routing.yml</text:p>
      <text:p text:style-name="P6">app:</text:p>
      <text:p text:style-name="P6"><text:s text:c="4"/>resource: "@AppBundle/Resources/config/routing.yml"</text:p>
      <text:p text:style-name="P6"><text:s text:c="4"/>prefix: <text:s text:c="2"/>/</text:p>
      <text:p text:style-name="P4"/>
      <text:p text:style-name="P4"># src\<text:span text:style-name="T4">AppBundle\Resources\config\routing.yml</text:span></text:p>
      <text:p text:style-name="P6">app_homepage:</text:p>
      <text:p text:style-name="P6"><text:s text:c="4"/>path: <text:s text:c="4"/>/</text:p>
      <text:p text:style-name="P6"><text:s text:c="4"/>defaults: { _controller: AppBundle:Default:index }</text:p>
      <text:p text:style-name="P4"/>
      <text:p text:style-name="P4"># blog/app/AppKernel.php - do pliku zostaje wprowadzony następujący wpis</text:p>
      <text:p text:style-name="P4"/>
      <text:p text:style-name="P4"><text:s text:c="8"/>$bundles = array(</text:p>
      <text:p text:style-name="P4"><text:s text:c="12"/>new Symfony\Bundle\FrameworkBundle\FrameworkBundle(),</text:p>
      <text:p text:style-name="P4"><text:s text:c="12"/>new Symfony\Bundle\SecurityBundle\SecurityBundle(),</text:p>
      <text:p text:style-name="P4"><text:s text:c="12"/>new Symfony\Bundle\TwigBundle\TwigBundle(),</text:p>
      <text:p text:style-name="P4"><text:s text:c="12"/>new Symfony\Bundle\MonologBundle\MonologBundle(),</text:p>
      <text:p text:style-name="P4"><text:s text:c="12"/>new Symfony\Bundle\SwiftmailerBundle\SwiftmailerBundle(),</text:p>
      <text:p text:style-name="P4"><text:s text:c="12"/>new Doctrine\Bundle\DoctrineBundle\DoctrineBundle(),</text:p>
      <text:p text:style-name="P4"><text:s text:c="12"/>new Sensio\Bundle\FrameworkExtraBundle\SensioFrameworkExtraBundle(),</text:p>
      <text:p text:style-name="P4"><text:s text:c="12"/><text:span text:style-name="T4">new AppBundle\AppBundle(),</text:span></text:p>
      <text:p text:style-name="P4"><text:s text:c="8"/>);</text:p>
      <text:p text:style-name="P4"/>
      <text:p text:style-name="P4">3. Zostaje utwprzony katalog z projektem:</text:p>
      <text:p text:style-name="P6">blog\src\BlogBundle</text:p>
      <text:p text:style-name="P4"/>
      <text:p text:style-name="P4">4. Czyszczenie cache:</text:p>
      <text:p text:style-name="P4"/>
      <text:p text:style-name="P2"><text:tab/>php app/console cache:clear --env=prod</text:p>
      <text:p text:style-name="P2"><text:tab/>php app/console cache:clear --env=dev</text:p>
      <text:p text:style-name="P4"/>
      <text:p text:style-name="P4">5. Podgląd nowej strony:</text:p>
      <text:p text:style-name="P4"/>
      <text:p text:style-name="P4"/>
      <text:p text:style-name="P4"><text:tab/>http://blog.localhost/app.php</text:p>
      <text:p text:style-name="P4"><text:tab/>http://blog.localhost/app_dev.php</text:p>
      <text:p text:style-name="P4"/>
      <text:p text:style-name="P4"><text:tab/>C:/wamp/bin/apache/Apache2.2.17/conf/httpd.conf</text:p>
      <text:p text:style-name="P4"><text:tab/><text:span text:style-name="T8">LoadModule rewrite_module modules/mod_rewrite.so &lt;- odkomentować</text:span></text:p>
      <text:p text:style-name="P4"><text:tab/></text:p>
      <text:p text:style-name="P1"><text:tab/>http://blog.localhost<text:tab/></text:p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1. Dodanie katalogu i klasy Utils/Blog.php. Usunięcie przecinkow, znakow specjalnych i <text:span text:style-name="T4">znaczników HTML.</text:span></text:p>
      <text:p text:style-name="P9"/>
      <text:p text:style-name="P9">//blog/src/BlogBundle/Utils<text:span text:style-name="T4">/Blog.php</text:span></text:p>
      <text:p text:style-name="P7"/>
      <text:p text:style-name="P13">&lt;?php</text:p>
      <text:p text:style-name="P13"/>
      <text:p text:style-name="P13">namespace BlogBundle\Utils;</text:p>
      <text:p text:style-name="P13"/>
      <text:p text:style-name="P13">class Blog</text:p>
      <text:p text:style-name="P13">{</text:p>
      <text:p text:style-name="P13"><text:s text:c="4"/>static public function slugify($text)</text:p>
      <text:p text:style-name="P13"><text:s text:c="4"/>{</text:p>
      <text:p text:style-name="P13"><text:tab/>$polish_chars = array('Ą', 'Ć', 'Ę', 'Ł', 'Ń', 'Ó', 'Ś', 'Ż', 'Ź', 'ą', 'ć', 'ę', 'ł', 'ń', 'ó', 'ś', 'ż', 'ź');</text:p>
      <text:p text:style-name="P13"><text:tab/>$replace <text:s text:c="4"/>= array('A', 'C', 'E', 'L', 'N', 'O', 'S', 'Z', 'Z', 'a', 'c', 'e', 'l', 'n', 'o', 's', 'z', 'z');</text:p>
      <text:p text:style-name="P13"><text:tab/>$text = str_replace($polish_chars, $replace, $text);</text:p>
      <text:p text:style-name="P13"><text:s text:c="8"/></text:p>
      <text:p text:style-name="P13"><text:s text:c="8"/><text:span text:style-name="T4">$text = strip_tags($text);// usunięcie znaczników HTML</text:span></text:p>
      <text:p text:style-name="P13"><text:s text:c="3"/></text:p>
      <text:p text:style-name="P13"><text:s text:c="4"/><text:tab/>// replace all non letters or digits by -</text:p>
      <text:p text:style-name="P13"><text:s text:c="8"/>$text = preg_replace('/\W+/', '-', $text);</text:p>
      <text:p text:style-name="P13"><text:s/></text:p>
      <text:p text:style-name="P13"><text:s text:c="8"/>// trim and lowercase</text:p>
      <text:p text:style-name="P13"><text:s text:c="8"/>$text = strtolower(trim($text, '-'));</text:p>
      <text:p text:style-name="P13"><text:s/></text:p>
      <text:p text:style-name="P13"><text:s text:c="8"/>return $text;</text:p>
      <text:p text:style-name="P13"><text:s text:c="4"/>}</text:p>
      <text:p text:style-name="P13">}</text:p>
      <text:p text:style-name="P22"/>
      <text:p text:style-name="P9">2. Do klady <text:s/>Post dodajemy metodę:</text:p>
      <text:p text:style-name="P9"/>
      <text:p text:style-name="P26">blog/src/BlogBundle/Entity/Post.php</text:p>
      <text:p text:style-name="P21">&lt;?php</text:p>
      <text:p text:style-name="P21"/>
      <text:p text:style-name="P21">namespace BlogBundle\Entity;</text:p>
      <text:p text:style-name="P21"/>
      <text:p text:style-name="P21">use Doctrine\ORM\Mapping as ORM;</text:p>
      <text:p text:style-name="P21"><text:span text:style-name="T4">use BlogBundle\Utils\Blog as Blog;</text:span> <text:span text:style-name="T10">&lt;- podłączenie pliku Blog</text:span><text:span text:style-name="T11">.php z katalogu <text:s/>Utils</text:span></text:p>
      <text:p text:style-name="P21"/>
      <text:p text:style-name="P21">/**</text:p>
      <text:p text:style-name="P21"><text:s/>* Post</text:p>
      <text:p text:style-name="P21"><text:s/>*/</text:p>
      <text:p text:style-name="P21">class Post</text:p>
      <text:p text:style-name="P21">{</text:p>
      <text:p text:style-name="P21">...</text:p>
      <text:p text:style-name="P21"><text:s text:c="4"/></text:p>
      <text:p text:style-name="P17"><text:s text:c="4"/>public function getTitleSlug()</text:p>
      <text:p text:style-name="P17"><text:s text:c="4"/>{</text:p>
      <text:p text:style-name="P17"><text:s text:c="8"/>return Blog::slugify($this-&gt;getTitle());</text:p>
      <text:p text:style-name="P17"><text:s text:c="4"/>}</text:p>
      <text:p text:style-name="P21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oft-page-break/>2. Zmiana wyświetlania adresu URL dla oferty do postaci:</text:p>
      <text:p text:style-name="P9"/>
      <text:p text:style-name="P9"><text:tab/>/post/{id}/{title}</text:p>
      <text:p text:style-name="P9"/>
      <text:p text:style-name="P9">3. Edytujemy plik i wprowadzamy zmianę:</text:p>
      <text:p text:style-name="P9"/>
      <text:p text:style-name="P26"># blog/src/BlogBundle/Resources/config/routing/post.yml</text:p>
      <text:p text:style-name="P11">post_show:</text:p>
      <text:p text:style-name="P11"><text:s text:c="4"/>path: <text:s text:c="4"/>/{id}/show</text:p>
      <text:p text:style-name="P11"><text:s text:c="4"/>defaults: { _controller: "BlogBundle:Post:show" }</text:p>
      <text:p text:style-name="P15"/>
      <text:p text:style-name="P16">zmieniamy wpis na:</text:p>
      <text:p text:style-name="P15"/>
      <text:p text:style-name="P20">post_show:</text:p>
      <text:p text:style-name="P20"><text:s text:c="4"/>path: <text:s text:c="4"/>/{id}/<text:span text:style-name="T4">{category}</text:span>/<text:span text:style-name="T4">{title}</text:span><text:span text:style-name="T1">/show</text:span></text:p>
      <text:p text:style-name="P20"><text:s text:c="4"/>defaults: { _controller: "BlogBundle:Post:show" }</text:p>
      <text:p text:style-name="P18"><text:s text:c="4"/>requirements:</text:p>
      <text:p text:style-name="P18"><text:s text:c="8"/>id: <text:s/>\d+</text:p>
      <text:p text:style-name="P23"/>
      <text:p text:style-name="P23">4. Zmieniamy wpis na stronie głównej ofert:</text:p>
      <text:p text:style-name="P19"/>
      <text:p text:style-name="P24">{# blog\src\BlogBundle\Resources\views\Post\index.html.twig #}</text:p>
      <text:p text:style-name="P21"/>
      <text:p text:style-name="P20"><text:s text:c="8"/>{% for entity in entities %}</text:p>
      <text:p text:style-name="P20"><text:s text:c="12"/>&lt;h2&gt;&lt;a href="{{ path('post_show', { 'id': entity.id, <text:span text:style-name="T4">'category': entity.category.slug,</text:span> <text:span text:style-name="T4">'title': entity.titleslug</text:span> }) }}"&gt;{{ entity.title|title|raw }}&lt;/a&gt;&lt;/h2&gt;</text:p>
      <text:p text:style-name="P20">...</text:p>
      <text:p text:style-name="P20"><text:s text:c="12"/>&lt;a class="btn btn-primary" href="{{ path('post_show', { 'id': entity.id, <text:span text:style-name="T4">'category': entity.category.slug,</text:span> <text:span text:style-name="T4">'title': entity.titleslug</text:span> }) }}"&gt;Read More &lt;i class="fa fa-angle-right"&gt;&lt;/i&gt;&lt;/a&gt;</text:p>
      <text:p text:style-name="P20"><text:s text:c="12"/>&lt;hr/&gt;</text:p>
      <text:p text:style-name="P20"><text:s text:c="8"/>{% endfor %}</text:p>
      <text:p text:style-name="P9"/>
      <text:p text:style-name="P9">lub można się odwołać do funkcji <text:span text:style-name="T4">getSlug </text:span>wartość <text:s/><text:span text:style-name="T13">setSlugValue </text:span>ustawiliśmy w Step3 nie musimy wtedy ustawiać funkcji <text:span text:style-name="T6">getTitleSlug() </text:span>z punktu 2.</text:p>
      <text:p text:style-name="P9"/>
      <text:p text:style-name="P20"><text:s text:c="8"/>{% for entity in entities %}</text:p>
      <text:p text:style-name="P20"><text:s text:c="12"/>&lt;h2&gt;&lt;a href="{{ path('post_show', { 'id': entity.id, <text:span text:style-name="T4">'category': entity.category.slug, 'title': entity.slug</text:span> }) }}"&gt;{{ entity.title|title|raw }}&lt;/a&gt;&lt;/h2&gt;</text:p>
      <text:p text:style-name="P20">...</text:p>
      <text:p text:style-name="P20"><text:s text:c="12"/>&lt;a class="btn btn-primary" href="{{ path('post_show', { 'id': entity.id, <text:span text:style-name="T4">'category': entity.category.slug, 'title': entity.slug</text:span> }) }}"&gt;Read More &lt;i class="fa fa-angle-right"&gt;&lt;/i&gt;&lt;/a&gt;</text:p>
      <text:p text:style-name="P20"><text:s text:c="12"/>&lt;hr/&gt;</text:p>
      <text:p text:style-name="P20"><text:s text:c="8"/>{% endfor %}</text:p>
      <text:p text:style-name="P9"/>
      <text:p text:style-name="P10">8. <text:span text:style-name="T12">Czyszczenie cache:</text:span></text:p>
      <text:p text:style-name="P19"/>
      <text:p text:style-name="P14">php app/console cache:clear --env=prod</text:p>
      <text:p text:style-name="P14">php app/console cache:clear –env=dev</text:p>
      <text:p text:style-name="P14"/>
      <text:p text:style-name="P19">9. Informacje na temat routingu:</text:p>
      <text:p text:style-name="P14"/>
      <text:p text:style-name="P19">Uzyskanie infromacji na temat route w projekcie:</text:p>
      <text:p text:style-name="P14"><text:tab/>php app/console router:debug</text:p>
      <text:p text:style-name="P14"/>
      <text:p text:style-name="P19">Szczegółowe informację na temat konkretnego routingu:</text:p>
      <text:p text:style-name="P8"><text:tab/>php app/console router:debug post_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ato" svg:font-family="Lato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0M42S</meta:editing-duration>
    <meta:editing-cycles>41</meta:editing-cycles>
    <meta:generator>OpenOffice.org/3.3$Win32 OpenOffice.org_project/330m20$Build-9567</meta:generator>
    <dc:date>2015-12-22T14:21:29.36</dc:date>
    <dc:creator>szymon idczak</dc:creator>
    <meta:document-statistic meta:table-count="0" meta:image-count="0" meta:object-count="0" meta:page-count="4" meta:paragraph-count="137" meta:word-count="521" meta:character-count="5390"/>
    <meta:user-defined meta:name="Info 1"/>
    <meta:user-defined meta:name="Info 2"/>
    <meta:user-defined meta:name="Info 3"/>
    <meta:user-defined meta:name="Info 4"/>
  </office:meta>
</office:document-meta>
</file>